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2">
  <office:body>
    <office:text>
      <text:p text:style-name="Title">ID: 3 - Lenovo ThinkPad E15</text:p>
      <text:p text:style-name="Standard">CPU: i5-10th Gen / 4 cores at 2.50GHz</text:p>
      <text:p text:style-name="Standard">RAM: None | Storage: None</text:p>
      <text:p text:style-name="Standard">Battery: YES | BIOS: Unlocked</text:p>
      <text:p text:style-name="Standard">Loc: Horse Shoe | Cond: Untes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